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8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map style:condition="cell-content()=&quot;goal&quot;" style:apply-style-name="goal" style:base-cell-address="'Level Geometry'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Value Config'.$A$1:$'Value Config'.$A$13])" table:allow-empty-cell="false" table:display-list="unsorted" table:base-cell-address="'Level Geometry'.A1"/>
      </table:content-validations>
      <table:table table:name="Level Geometry" table:style-name="ta1">
        <table:table-column table:style-name="co1" table:number-columns-repeated="1024" table:default-cell-style-name="Default"/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14" table:style-name="ce2" table:content-validation-name="val1" office:value-type="string" calcext:value-type="string">
            <text:p>Empty</text:p>
          </table:table-cell>
          <table:table-cell table:style-name="ce2" table:content-validation-name="val1" office:value-type="string" calcext:value-type="string">
            <text:p>Goal</text:p>
          </table:table-cell>
          <table:table-cell table:number-columns-repeated="5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7" table:style-name="ce2" table:content-validation-name="val1" office:value-type="string" calcext:value-type="string">
            <text:p>Empty</text:p>
          </table:table-cell>
          <table:table-cell table:style-name="ce2" table:content-validation-name="val1" office:value-type="string" calcext:value-type="string">
            <text:p>Moves 2</text:p>
          </table:table-cell>
          <table:table-cell table:number-columns-repeated="2" table:style-name="ce2" table:content-validation-name="val1" office:value-type="string" calcext:value-type="string">
            <text:p>Empty</text:p>
          </table:table-cell>
          <table:table-cell table:style-name="ce2" table:content-validation-name="val1" office:value-type="string" calcext:value-type="string">
            <text:p>Player</text:p>
          </table:table-cell>
          <table:table-cell table:number-columns-repeated="9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13" table:style-name="ce2" table:content-validation-name="val1" office:value-type="string" calcext:value-type="string">
            <text:p>Empty</text:p>
          </table:table-cell>
          <table:table-cell table:style-name="ce2" table:content-validation-name="val1" office:value-type="string" calcext:value-type="string">
            <text:p>Moves 4</text:p>
          </table:table-cell>
          <table:table-cell table:number-columns-repeated="6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Level Geometry'.A1:'Level Geometry'.T36">
            <calcext:condition calcext:apply-style-name="goal" calcext:value="=&quot;goal&quot;" calcext:base-cell-address="'Level Geometry'.A1"/>
          </calcext:conditional-format>
          <calcext:conditional-format calcext:target-range-address="'Level Geometry'.A1:'Level Geometry'.T36">
            <calcext:condition calcext:apply-style-name="empty" calcext:value="=&quot;empty&quot;" calcext:base-cell-address="'Level Geometry'.A1"/>
          </calcext:conditional-format>
          <calcext:conditional-format calcext:target-range-address="'Level Geometry'.A1:'Level Geometry'.T36">
            <calcext:condition calcext:apply-style-name="player" calcext:value="=&quot;player&quot;" calcext:base-cell-address="'Level Geometry'.A1"/>
          </calcext:conditional-format>
          <calcext:conditional-format calcext:target-range-address="'Level Geometry'.A1:'Level Geometry'.T36">
            <calcext:condition calcext:apply-style-name="moves" calcext:value="begins-with(&quot;moves&quot;)" calcext:base-cell-address="'Level Geometry'.A1"/>
          </calcext:conditional-format>
        </calcext:conditional-formats>
      </table:table>
      <table:table table:name="Value Config" table:style-name="ta1">
        <table:table-column table:style-name="co2" table:default-cell-style-name="Default"/>
        <table:table-row table:style-name="ro2">
          <table:table-cell office:value-type="string" calcext:value-type="string">
            <text:p>Empty</text:p>
          </table:table-cell>
        </table:table-row>
        <table:table-row table:style-name="ro2">
          <table:table-cell office:value-type="string" calcext:value-type="string">
            <text:p>Goal</text:p>
          </table:table-cell>
        </table:table-row>
        <table:table-row table:style-name="ro2">
          <table:table-cell office:value-type="string" calcext:value-type="string">
            <text:p>Player</text:p>
          </table:table-cell>
        </table:table-row>
        <table:table-row table:style-name="ro2">
          <table:table-cell office:value-type="string" calcext:value-type="string">
            <text:p>Moves 1</text:p>
          </table:table-cell>
        </table:table-row>
        <table:table-row table:style-name="ro2">
          <table:table-cell office:value-type="string" calcext:value-type="string">
            <text:p>Moves 2</text:p>
          </table:table-cell>
        </table:table-row>
        <table:table-row table:style-name="ro2">
          <table:table-cell office:value-type="string" calcext:value-type="string">
            <text:p>Moves 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oal" style:family="table-cell" style:parent-style-name="Default">
      <style:table-cell-properties fo:background-color="#0000ff"/>
    </style:style>
    <style:style style:name="empty" style:family="table-cell" style:parent-style-name="Default">
      <style:table-cell-properties fo:background-color="#666666" style:diagonal-bl-tr="none" style:diagonal-tl-br="none" fo:border="0.06pt solid #000000"/>
    </style:style>
    <style:style style:name="player" style:family="table-cell" style:parent-style-name="Default">
      <style:table-cell-properties fo:background-color="#ff0000"/>
    </style:style>
    <style:style style:name="moves" style:family="table-cell" style:parent-style-name="Default">
      <style:table-cell-properties fo:background-color="#00ffff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0:35:27.9571487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6T21:55:57.085266460</meta:creation-date>
    <dc:date>2020-05-07T15:20:26.841939259</dc:date>
    <meta:editing-duration>PT4H24M24S</meta:editing-duration>
    <meta:editing-cycles>7</meta:editing-cycles>
    <meta:generator>LibreOffice/6.3.5.2$Linux_X86_64 LibreOffice_project/30$Build-2</meta:generator>
    <meta:document-statistic meta:table-count="2" meta:cell-count="726" meta:object-count="0"/>
  </office:meta>
</office:document-meta>
</file>